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189in" fo:margin-bottom="0.1189in" style:contextual-spacing="false" fo:text-align="center" style:justify-single-word="false"/>
      <style:text-properties fo:font-size="60pt" officeooo:rsid="00029f6e" officeooo:paragraph-rsid="00029f6e" style:font-size-asian="60pt" style:font-size-complex="60pt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দোকানের ভিতরে</text:p>
      <text:p text:style-name="P1"><text:span text:style-name="T1">ধূমপান</text:span> ও <text:span text:style-name="T1">থু-থু </text:span>ফেলা <text:span text:style-name="T1">নিষেধ</text:span></text:p>
      <text:p text:style-name="P1">কটু ভাষায় কথা বলা নিষেধ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1:50:44.652797000</meta:creation-date>
    <meta:print-date>2025-07-10T11:57:25.049444700</meta:print-date>
    <dc:date>2025-07-10T11:58:23.020039300</dc:date>
    <meta:editing-duration>PT7M41S</meta:editing-duration>
    <meta:editing-cycles>1</meta:editing-cycles>
    <meta:document-statistic meta:table-count="0" meta:image-count="0" meta:object-count="0" meta:page-count="1" meta:paragraph-count="3" meta:word-count="12" meta:character-count="41" meta:non-whitespace-character-count="32"/>
    <meta:generator>LibreOffice/25.2.4.3$Windows_X86_64 LibreOffice_project/33e196637044ead23f5c3226cde09b47731f7e27</meta:generator>
  </office:meta>
</office:document-meta>
</file>